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svg:stroke-width="0.025cm" svg:stroke-color="#000000" draw:marker-start-width="0.266cm" draw:marker-end-width="0.266cm" svg:stroke-opacity="100%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25cm" svg:stroke-color="#000000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draw:stroke="solid" draw:stroke-dash="Ultrafine_20_Dashed" svg:stroke-width="0.025cm" svg:stroke-color="#000000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svg:stroke-color="#ff3333" draw:fill="solid" draw:fill-color="#ffcc99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2" style:family="graphic" style:parent-style-name="objectwithoutfill">
      <style:graphic-properties draw:stroke="dash" draw:stroke-dash="Fine_20_Dashed"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3" style:family="graphic" style:parent-style-name="objectwithoutfill">
      <style:graphic-properties draw:stroke="dash" draw:stroke-dash="Fine_20_Dashed"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dash" draw:stroke-dash="Fine_20_Dashed"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5" style:family="graphic" style:parent-style-name="objectwithoutfill">
      <style:graphic-properties svg:stroke-width="0.102cm" svg:stroke-color="#666666" draw:marker-start-width="0.509cm" draw:marker-end="Arrow" draw:marker-end-width="0.254cm" draw:fill="none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18" style:family="graphic" style:parent-style-name="objectwithoutfill">
      <style:graphic-properties draw:stroke="solid" draw:stroke-dash="Ultrafine_20_Dashed"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language="fr" fo:country="FR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3" draw:id="id23" draw:layer="layout" svg:width="2.921cm" svg:height="3.429cm" svg:x="1.843cm" svg:y="2.394cm">
          <text:p text:style-name="P1"><text:span text:style-name="T1">Annuaire</text:span><text:span text:style-name="T2"> </text:span></text:p>
          <text:p text:style-name="P1"><text:span text:style-name="T1">des</text:span><text:span text:style-name="T2"> servic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21" draw:id="id21" draw:layer="layout" svg:width="2.921cm" svg:height="1.375cm" svg:x="1.905cm" svg:y="8.357cm">
          <text:p text:style-name="P1"><text:span text:style-name="T1">Requête</text:span><text:span text:style-name="T2"> </text:span></text:p>
          <text:p text:style-name="P1"><text:span text:style-name="T1">de</text:span><text:span text:style-name="T2"> composi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29cm" svg:height="9.398cm" svg:x="1.635cm" svg:y="2.0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0.762cm" svg:height="0.762cm" svg:x="7.063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7.215cm" svg:y="3.30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6" draw:text-style-name="P1" xml:id="id2" draw:id="id2" draw:layer="layout" svg:width="0.762cm" svg:height="0.762cm" svg:x="8.764cm" svg:y="2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8.916cm" svg:y="2.50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6" draw:text-style-name="P1" xml:id="id4" draw:id="id4" draw:layer="layout" svg:width="0.762cm" svg:height="0.762cm" svg:x="8.764cm" svg:y="3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8.916cm" svg:y="3.70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4" draw:text-style-name="P1" xml:id="id3" draw:id="id3" draw:layer="layout" svg:width="0.762cm" svg:height="0.762cm" svg:x="11.964cm" svg:y="2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81cm" svg:height="0.368cm" svg:x="11.916cm" svg:y="2.90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4" draw:text-style-name="P1" xml:id="id5" draw:id="id5" draw:layer="layout" svg:width="0.762cm" svg:height="0.762cm" svg:x="7.065cm" svg:y="4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7.217cm" svg:y="4.80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6" draw:text-style-name="P1" xml:id="id6" draw:id="id6" draw:layer="layout" svg:width="0.762cm" svg:height="0.762cm" svg:x="10.165cm" svg:y="4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10.317cm" svg:y="4.80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7" draw:text-style-name="P1" draw:layer="layout" draw:type="line" svg:x1="7.825cm" svg:y1="3.429cm" svg:x2="8.764cm" svg:y2="2.63cm" draw:start-shape="id1" draw:start-glue-point="10" draw:end-shape="id2" draw:end-glue-point="6" svg:d="M7825 3429l939-799" svg:viewBox="0 0 940 800">
          <text:p/>
        </draw:connector>
        <draw:connector draw:style-name="gr8" draw:text-style-name="P1" draw:layer="layout" draw:type="line" svg:x1="9.526cm" svg:y1="2.63cm" svg:x2="11.964cm" svg:y2="3.03cm" draw:start-shape="id2" draw:start-glue-point="10" draw:end-shape="id3" draw:end-glue-point="6" svg:d="M9526 2630l2438 400" svg:viewBox="0 0 2439 401">
          <text:p/>
        </draw:connector>
        <draw:connector draw:style-name="gr9" draw:text-style-name="P1" draw:layer="layout" draw:type="line" svg:x1="9.526cm" svg:y1="3.83cm" svg:x2="12.075cm" svg:y2="3.3cm" draw:start-shape="id4" draw:start-glue-point="10" draw:end-shape="id3" draw:end-glue-point="7" svg:d="M9526 3830l2549-530" svg:viewBox="0 0 2550 531">
          <text:p/>
        </draw:connector>
        <draw:connector draw:style-name="gr9" draw:text-style-name="P1" draw:layer="layout" draw:type="line" svg:x1="7.827cm" svg:y1="4.931cm" svg:x2="10.165cm" svg:y2="4.931cm" draw:start-shape="id5" draw:start-glue-point="10" draw:end-shape="id6" draw:end-glue-point="6" svg:d="M7827 4931h2338" svg:viewBox="0 0 2339 1">
          <text:p/>
        </draw:connector>
        <draw:custom-shape draw:style-name="gr10" draw:text-style-name="P1" xml:id="id7" draw:id="id7" draw:layer="layout" svg:width="0.762cm" svg:height="0.762cm" svg:x="14.758cm" svg:y="6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14.91cm" svg:y="6.66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0" draw:text-style-name="P1" xml:id="id8" draw:id="id8" draw:layer="layout" svg:width="0.762cm" svg:height="0.762cm" svg:x="16.158cm" svg:y="6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3cm" svg:height="0.361cm" svg:x="16.31cm" svg:y="6.66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onnector draw:style-name="gr11" draw:text-style-name="P1" draw:layer="layout" draw:type="line" svg:x1="15.52cm" svg:y1="6.792cm" svg:x2="16.158cm" svg:y2="6.792cm" draw:start-shape="id7" draw:start-glue-point="10" draw:end-shape="id8" draw:end-glue-point="6" svg:d="M15520 6792h638" svg:viewBox="0 0 639 1">
          <text:p/>
        </draw:connector>
        <draw:custom-shape draw:style-name="gr10" draw:text-style-name="P1" xml:id="id9" draw:id="id9" draw:layer="layout" svg:width="0.762cm" svg:height="0.762cm" svg:x="17.759cm" svg:y="6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5cm" svg:height="0.361cm" svg:x="17.911cm" svg:y="6.66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12" draw:text-style-name="P1" draw:layer="layout" draw:type="line" svg:x1="16.92cm" svg:y1="6.792cm" svg:x2="17.759cm" svg:y2="6.793cm" draw:start-shape="id8" draw:start-glue-point="10" draw:end-shape="id9" draw:end-glue-point="6" svg:d="M16920 6792l839 1" svg:viewBox="0 0 840 2">
          <text:p/>
        </draw:connector>
        <draw:custom-shape draw:style-name="gr6" draw:text-style-name="P1" xml:id="id10" draw:id="id10" draw:layer="layout" svg:width="0.762cm" svg:height="0.762cm" svg:x="8.764cm" svg:y="5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7cm" svg:height="0.361cm" svg:x="8.916cm" svg:y="5.50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6" draw:text-style-name="P1" xml:id="id11" draw:id="id11" draw:layer="layout" svg:width="0.762cm" svg:height="0.762cm" svg:x="10.765cm" svg:y="5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10.917cm" svg:y="5.503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4" draw:text-style-name="P1" xml:id="id12" draw:id="id12" draw:layer="layout" svg:width="0.762cm" svg:height="0.762cm" svg:x="11.946cm" svg:y="4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5cm" svg:height="0.356cm" svg:x="12.098cm" svg:y="4.6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onnector draw:style-name="gr9" draw:text-style-name="P1" draw:layer="layout" draw:type="line" svg:x1="9.526cm" svg:y1="5.629cm" svg:x2="10.765cm" svg:y2="5.63cm" draw:start-shape="id10" draw:start-glue-point="10" draw:end-shape="id11" draw:end-glue-point="6" svg:d="M9526 5629l1239 1" svg:viewBox="0 0 1240 2">
          <text:p/>
        </draw:connector>
        <draw:connector draw:style-name="gr9" draw:text-style-name="P1" draw:layer="layout" draw:type="line" svg:x1="11.527cm" svg:y1="5.63cm" svg:x2="12.057cm" svg:y2="5.007cm" draw:end-shape="id12" draw:end-glue-point="7" svg:d="M11527 5630l530-623" svg:viewBox="0 0 531 624">
          <text:p/>
        </draw:connector>
        <draw:connector draw:style-name="gr9" draw:text-style-name="P1" draw:layer="layout" draw:type="line" svg:x1="7.827cm" svg:y1="4.931cm" svg:x2="8.764cm" svg:y2="5.629cm" draw:start-shape="id5" draw:start-glue-point="10" draw:end-shape="id10" draw:end-glue-point="6" svg:d="M7827 4931l937 698" svg:viewBox="0 0 938 699">
          <text:p/>
        </draw:connector>
        <draw:connector draw:style-name="gr9" draw:text-style-name="P1" draw:layer="layout" draw:type="line" svg:x1="9.526cm" svg:y1="3.83cm" svg:x2="10.276cm" svg:y2="4.661cm" draw:start-shape="id4" draw:start-glue-point="10" draw:end-shape="id6" draw:end-glue-point="5" svg:d="M9526 3830l750 831" svg:viewBox="0 0 751 832">
          <text:p/>
        </draw:connector>
        <draw:connector draw:style-name="gr9" draw:text-style-name="P1" draw:layer="layout" draw:type="line" svg:x1="10.816cm" svg:y1="4.661cm" svg:x2="11.946cm" svg:y2="4.737cm" draw:start-shape="id6" draw:start-glue-point="11" draw:end-shape="id12" draw:end-glue-point="6" svg:d="M10816 4661l1130 76" svg:viewBox="0 0 1131 77">
          <text:p/>
        </draw:connector>
        <draw:connector draw:style-name="gr9" draw:text-style-name="P1" draw:layer="layout" draw:type="line" svg:x1="7.827cm" svg:y1="4.931cm" svg:x2="8.764cm" svg:y2="3.83cm" draw:start-shape="id5" draw:start-glue-point="10" draw:end-shape="id4" draw:end-glue-point="6" svg:d="M7827 4931l937-1101" svg:viewBox="0 0 938 1102">
          <text:p/>
        </draw:connector>
        <draw:custom-shape draw:style-name="gr4" draw:text-style-name="P1" xml:id="id14" draw:id="id14" draw:layer="layout" svg:width="0.762cm" svg:height="0.762cm" svg:x="7.064cm" svg:y="8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636cm" svg:height="0.396cm" svg:x="7.116cm" svg:y="8.903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4" draw:text-style-name="P1" xml:id="id13" draw:id="id13" draw:layer="layout" svg:width="0.762cm" svg:height="0.762cm" svg:x="7.066cm" svg:y="10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641cm" svg:height="0.396cm" svg:x="7.118cm" svg:y="10.40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4" draw:text-style-name="P1" draw:layer="layout" svg:width="0.762cm" svg:height="0.762cm" svg:x="7.067cm" svg:y="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645cm" svg:height="0.396cm" svg:x="7.119cm" svg:y="7.80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13" draw:text-style-name="P1" draw:layer="layout" draw:type="line" svg:x1="7.447cm" svg:y1="10.151cm" svg:x2="7.445cm" svg:y2="9.411cm" draw:start-shape="id13" draw:start-glue-point="4" draw:end-shape="id14" draw:end-glue-point="8" svg:d="M7447 10151l-2-740" svg:viewBox="0 0 3 741">
          <text:p/>
        </draw:connector>
        <draw:custom-shape draw:style-name="gr4" draw:text-style-name="P1" xml:id="id16" draw:id="id16" draw:layer="layout" svg:width="0.762cm" svg:height="0.762cm" svg:x="11.891cm" svg:y="8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683cm" svg:height="0.396cm" svg:x="11.943cm" svg:y="8.914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4" draw:text-style-name="P1" xml:id="id15" draw:id="id15" draw:layer="layout" svg:width="0.762cm" svg:height="0.762cm" svg:x="11.893cm" svg:y="10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713cm" svg:height="0.396cm" svg:x="11.945cm" svg:y="10.416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4" draw:text-style-name="P1" draw:layer="layout" svg:width="0.762cm" svg:height="0.762cm" svg:x="11.894cm" svg:y="7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692cm" svg:height="0.396cm" svg:x="11.946cm" svg:y="7.81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onnector draw:style-name="gr13" draw:text-style-name="P1" draw:layer="layout" draw:type="line" svg:x1="12.274cm" svg:y1="10.162cm" svg:x2="12.272cm" svg:y2="9.422cm" draw:start-shape="id15" draw:start-glue-point="4" draw:end-shape="id16" draw:end-glue-point="8" svg:d="M12274 10162l-2-740" svg:viewBox="0 0 3 741">
          <text:p/>
        </draw:connector>
        <draw:custom-shape draw:style-name="gr14" draw:text-style-name="P1" xml:id="id17" draw:id="id17" draw:layer="layout" svg:width="1.159cm" svg:height="3.744cm" svg:x="6.869cm" svg:y="7.2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9" draw:id="id19" draw:layer="layout" svg:width="1.159cm" svg:height="3.734cm" svg:x="11.72cm" svg:y="7.2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0" draw:id="id20" draw:layer="layout" svg:width="1.063cm" svg:height="3.844cm" svg:x="11.765cm" svg:y="2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8" draw:id="id18" draw:layer="layout" svg:width="1.159cm" svg:height="3.844cm" svg:x="6.869cm" svg:y="2.27cm">
          <text:p/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" svg:x1="7.448cm" svg:y1="7.289cm" svg:x2="7.448cm" svg:y2="6.114cm" draw:start-shape="id17" draw:start-glue-point="0" draw:end-shape="id18" draw:end-glue-point="2" svg:d="M7448 7289v-1175" svg:viewBox="0 0 1 1176">
          <text:p/>
        </draw:connector>
        <draw:connector draw:style-name="gr15" draw:text-style-name="P1" draw:layer="layout" draw:type="line" svg:x1="7.448cm" svg:y1="7.289cm" svg:x2="7.448cm" svg:y2="6.14cm" draw:start-shape="id17" draw:start-glue-point="0" svg:d="M7448 7289v-1149" svg:viewBox="0 0 1 1150">
          <text:p/>
        </draw:connector>
        <draw:connector draw:style-name="gr15" draw:text-style-name="P1" draw:layer="layout" draw:type="line" svg:x1="12.299cm" svg:y1="7.299cm" svg:x2="12.296cm" svg:y2="6.114cm" draw:start-shape="id19" draw:start-glue-point="0" draw:end-shape="id20" draw:end-glue-point="2" svg:d="M12299 7299l-3-1185" svg:viewBox="0 0 4 1186">
          <text:p/>
        </draw:connector>
        <draw:connector draw:style-name="gr15" draw:text-style-name="P1" draw:layer="layout" draw:type="line" svg:x1="4.826cm" svg:y1="9.044cm" svg:x2="6.08cm" svg:y2="9.028cm" draw:start-shape="id21" draw:start-glue-point="1" draw:end-shape="id22" draw:end-glue-point="3" svg:d="M4826 9044l1254-16" svg:viewBox="0 0 1255 17">
          <text:p/>
        </draw:connector>
        <draw:connector draw:style-name="gr15" draw:text-style-name="P1" draw:layer="layout" draw:type="line" svg:x1="4.764cm" svg:y1="4.109cm" svg:x2="5.903cm" svg:y2="4.097cm" draw:start-shape="id23" draw:start-glue-point="8" svg:d="M4764 4109l1139-12" svg:viewBox="0 0 1140 13">
          <text:p/>
        </draw:connector>
        <draw:custom-shape draw:style-name="gr3" draw:text-style-name="P1" xml:id="id25" draw:id="id25" draw:layer="layout" svg:width="3.937cm" svg:height="1.143cm" svg:x="14.689cm" svg:y="6.13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7.399cm" svg:height="10.033cm" svg:x="1.254cm" svg:y="1.6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4" draw:id="id24" draw:layer="layout" svg:width="8.509cm" svg:height="9.398cm" svg:x="5.445cm" svg:y="2.016cm">
          <text:p/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" svg:x1="13.954cm" svg:y1="6.715cm" svg:x2="14.689cm" svg:y2="6.702cm" draw:start-shape="id24" draw:start-glue-point="1" draw:end-shape="id25" draw:end-glue-point="3" svg:d="M13954 6715l735-13" svg:viewBox="0 0 736 14">
          <text:p/>
        </draw:connector>
        <draw:custom-shape draw:style-name="gr4" draw:text-style-name="P1" draw:layer="layout" svg:width="0.762cm" svg:height="0.762cm" svg:x="5.864cm" svg:y="3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6.016cm" svg:y="4.20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17" draw:text-style-name="P1" xml:id="id26" draw:id="id26" draw:layer="layout" svg:width="0.762cm" svg:height="0.762cm" svg:x="5.865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48cm" svg:height="0.357cm" svg:x="6.017cm" svg:y="4.20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17" draw:text-style-name="P1" xml:id="id27" draw:id="id27" draw:layer="layout" svg:width="0.762cm" svg:height="0.762cm" svg:x="13.06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94cm" svg:height="0.357cm" svg:x="13.217cm" svg:y="4.004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onnector draw:style-name="gr18" draw:text-style-name="P1" draw:layer="layout" draw:type="line" svg:x1="6.516cm" svg:y1="4.061cm" svg:x2="7.174cm" svg:y2="3.699cm" draw:start-shape="id26" draw:start-glue-point="11" draw:end-shape="id1" draw:end-glue-point="7" svg:d="M6516 4061l658-362" svg:viewBox="0 0 659 363">
          <text:p/>
        </draw:connector>
        <draw:connector draw:style-name="gr11" draw:text-style-name="P1" draw:layer="layout" draw:type="line" svg:x1="6.516cm" svg:y1="4.601cm" svg:x2="7.065cm" svg:y2="4.931cm" draw:start-shape="id26" draw:start-glue-point="9" draw:end-shape="id5" draw:end-glue-point="6" svg:d="M6516 4601l549 330" svg:viewBox="0 0 550 331">
          <text:p/>
        </draw:connector>
        <draw:connector draw:style-name="gr11" draw:text-style-name="P1" draw:layer="layout" draw:type="line" svg:x1="12.615cm" svg:y1="3.3cm" svg:x2="13.176cm" svg:y2="3.861cm" draw:start-shape="id3" draw:start-glue-point="9" draw:end-shape="id27" draw:end-glue-point="5" svg:d="M12615 3300l561 561" svg:viewBox="0 0 562 562">
          <text:p/>
        </draw:connector>
        <draw:connector draw:style-name="gr11" draw:text-style-name="P1" draw:layer="layout" draw:type="line" svg:x1="12.708cm" svg:y1="4.737cm" svg:x2="13.176cm" svg:y2="4.401cm" draw:start-shape="id12" draw:start-glue-point="10" draw:end-shape="id27" draw:end-glue-point="7" svg:d="M12708 4737l468-336" svg:viewBox="0 0 469 337">
          <text:p/>
        </draw:connector>
        <draw:custom-shape draw:style-name="gr14" draw:text-style-name="P1" xml:id="id22" draw:id="id22" draw:layer="layout" svg:width="7.493cm" svg:height="4.318cm" svg:x="6.08cm" svg:y="6.86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6-01-08T19:57:32.425202072</meta:creation-date>
    <dc:date>2016-01-08T21:43:55.862973078</dc:date>
    <dc:creator>Salah Eddine</dc:creator>
    <meta:editing-duration>PT1H12M51S</meta:editing-duration>
    <meta:editing-cycles>34</meta:editing-cycles>
    <meta:generator>LibreOffice/4.2.8.2$Linux_X86_64 LibreOffice_project/420m0$Build-2</meta:generator>
    <meta:document-statistic meta:object-count="77"/>
  </office:meta>
</office:document-meta>
</file>

<file path=Object 1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0/content.xml><?xml version="1.0" encoding="utf-8"?>
<math xmlns="http://www.w3.org/1998/Math/MathML" display="block">
  <semantics>
    <msub>
      <mi>S</mi>
      <mn>4</mn>
    </msub>
    <annotation encoding="StarMath 5.0">S_4</annotation>
  </semantics>
</math>
</file>

<file path=Object 11/content.xml><?xml version="1.0" encoding="utf-8"?>
<math xmlns="http://www.w3.org/1998/Math/MathML" display="block">
  <semantics>
    <msub>
      <mi>S</mi>
      <mn>6</mn>
    </msub>
    <annotation encoding="StarMath 5.0">S_6</annotation>
  </semantics>
</math>
</file>

<file path=Object 12/content.xml><?xml version="1.0" encoding="utf-8"?>
<math xmlns="http://www.w3.org/1998/Math/MathML" display="block">
  <semantics>
    <msub>
      <mi>S</mi>
      <mrow>
        <mo fence="true" stretchy="false">(</mo>
        <mrow>
          <msub>
            <mi>I</mi>
            <mn>1</mn>
          </msub>
        </mrow>
        <mo fence="true" stretchy="false">)</mo>
      </mrow>
    </msub>
    <annotation encoding="StarMath 5.0">S_( I_1 )</annotation>
  </semantics>
</math>
</file>

<file path=Object 13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4/content.xml><?xml version="1.0" encoding="utf-8"?>
<math xmlns="http://www.w3.org/1998/Math/MathML" display="block">
  <semantics>
    <msub>
      <mi>S</mi>
      <mrow>
        <mo fence="true" stretchy="false">(</mo>
        <mrow>
          <msub>
            <mi>I</mi>
            <mi>n</mi>
          </msub>
        </mrow>
        <mo fence="true" stretchy="false">)</mo>
      </mrow>
    </msub>
    <annotation encoding="StarMath 5.0">S_( I_n )</annotation>
  </semantics>
</math>
</file>

<file path=Object 15/content.xml><?xml version="1.0" encoding="utf-8"?>
<math xmlns="http://www.w3.org/1998/Math/MathML" display="block">
  <semantics>
    <msub>
      <mi>S</mi>
      <mrow>
        <mo fence="true" stretchy="false">(</mo>
        <mrow>
          <msub>
            <mi>I</mi>
            <mn>0</mn>
          </msub>
        </mrow>
        <mo fence="true" stretchy="false">)</mo>
      </mrow>
    </msub>
    <annotation encoding="StarMath 5.0">S_(I_0)</annotation>
  </semantics>
</math>
</file>

<file path=Object 16/content.xml><?xml version="1.0" encoding="utf-8"?>
<math xmlns="http://www.w3.org/1998/Math/MathML" display="block">
  <semantics>
    <msub>
      <mi>S</mi>
      <mrow>
        <mo fence="true" stretchy="false">(</mo>
        <mrow>
          <msub>
            <mi>G</mi>
            <mn>1</mn>
          </msub>
        </mrow>
        <mo fence="true" stretchy="false">)</mo>
      </mrow>
    </msub>
    <annotation encoding="StarMath 5.0">S_( G_1 )</annotation>
  </semantics>
</math>
</file>

<file path=Object 17/content.xml><?xml version="1.0" encoding="utf-8"?>
<math xmlns="http://www.w3.org/1998/Math/MathML" display="block">
  <semantics>
    <msub>
      <mi>S</mi>
      <mrow>
        <mo fence="true" stretchy="false">(</mo>
        <mrow>
          <msub>
            <mi>G</mi>
            <mi>m</mi>
          </msub>
        </mrow>
        <mo fence="true" stretchy="false">)</mo>
      </mrow>
    </msub>
    <annotation encoding="StarMath 5.0">S_( G_m )</annotation>
  </semantics>
</math>
</file>

<file path=Object 18/content.xml><?xml version="1.0" encoding="utf-8"?>
<math xmlns="http://www.w3.org/1998/Math/MathML" display="block">
  <semantics>
    <msub>
      <mi>S</mi>
      <mrow>
        <mo fence="true" stretchy="false">(</mo>
        <mrow>
          <msub>
            <mi>G</mi>
            <mn>0</mn>
          </msub>
        </mrow>
        <mo fence="true" stretchy="false">)</mo>
      </mrow>
    </msub>
    <annotation encoding="StarMath 5.0">S_( G_0 )</annotation>
  </semantics>
</math>
</file>

<file path=Object 19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2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20/content.xml><?xml version="1.0" encoding="utf-8"?>
<math xmlns="http://www.w3.org/1998/Math/MathML" display="block">
  <semantics>
    <msub>
      <mi>S</mi>
      <mi>I</mi>
    </msub>
    <annotation encoding="StarMath 5.0">S_I</annotation>
  </semantics>
</math>
</file>

<file path=Object 21/content.xml><?xml version="1.0" encoding="utf-8"?>
<math xmlns="http://www.w3.org/1998/Math/MathML" display="block">
  <semantics>
    <msub>
      <mi>S</mi>
      <mi>G</mi>
    </msub>
    <annotation encoding="StarMath 5.0">S_G</annotation>
  </semantics>
</math>
</file>

<file path=Object 3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4/content.xml><?xml version="1.0" encoding="utf-8"?>
<math xmlns="http://www.w3.org/1998/Math/MathML" display="block">
  <semantics>
    <msub>
      <mi>S</mi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>
    <annotation encoding="StarMath 5.0">S_(n-1)</annotation>
  </semantics>
</math>
</file>

<file path=Object 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6/content.xml><?xml version="1.0" encoding="utf-8"?>
<math xmlns="http://www.w3.org/1998/Math/MathML" display="block">
  <semantics>
    <msub>
      <mi>S</mi>
      <mn>5</mn>
    </msub>
    <annotation encoding="StarMath 5.0">S_5</annotation>
  </semantics>
</math>
</file>

<file path=Object 7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8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9/content.xml><?xml version="1.0" encoding="utf-8"?>
<math xmlns="http://www.w3.org/1998/Math/MathML" display="block">
  <semantics>
    <msub>
      <mi>S</mi>
      <mi>m</mi>
    </msub>
    <annotation encoding="StarMath 5.0">S_m</annotation>
  </semantics>
</math>
</file>